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c0c2" officeooo:paragraph-rsid="000cc0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s ist meine schöne Date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0:49:37.641805837</meta:creation-date>
    <meta:generator>LibreOffice/4.2.7.2$Linux_X86_64 LibreOffice_project/420m0$Build-2</meta:generator>
    <dc:date>2016-06-06T10:50:18.737183052</dc:date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28" meta:non-whitespace-character-count="24"/>
  </office:meta>
</office:document-meta>
</file>